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00000022BC283D5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7874in" svg:y="1.4016in" svg:width="8.2492in" svg:height="6.5839in" draw:z-index="0"><draw:image xlink:href="Pictures/10000000000003500000022BC283D5B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22:41:31.355946148</meta:creation-date>
    <dc:date>2026-04-20T22:43:07.221068637</dc:date>
    <meta:editing-duration>PT1M3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